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\i2b2\Labtests\LAB\(LLB16) Chemistry\(LLB31) Anemia Related Studies\B12USAT\LOINC:2171-7\ | VITAMIN B12 UNSAT BIND CAPA (LOINC:2171-7) | N <text:s text:c="11"/>| LA <text:s text:c="16"/>| <text:s text:c="11"/>| LOINC:2171-7</text:p>
      <text:p text:style-name="Standard"/>
      <text:p text:style-name="Standard"/>
      <text:p text:style-name="Standard">From the i2b2demo database, the labtest with name 'VITAMIN B12 UNSAT BIND CAPA (LOINC:2171-7)' has base code 'LOINC:2171-7'</text:p>
      <text:p text:style-name="Standard"/>
      <text:p text:style-name="Standard">If you search for code LOINC:2171-7 on any coding system in the web client, it fails to find it. If you search for code 2171-7 on the LOINC coding system in the web client, it succeeds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Lusted</meta:initial-creator>
    <meta:creation-date>2015-02-10T13:29:08</meta:creation-date>
    <dc:date>2015-02-18T13:31:15</dc:date>
    <dc:creator>Jeff Lusted</dc:creator>
    <meta:editing-duration>P7DT23H57M24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3" meta:word-count="73" meta:character-count="507" meta:non-whitespace-character-count="398"/>
  </office:meta>
</office:document-meta>
</file>